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A300000165F77764C118789A7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iryo UI" svg:font-family="'Meiryo U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5cm" fo:min-width="4.5cm"/>
    </style:style>
    <style:style style:name="gr2" style:family="graphic" style:parent-style-name="standard">
      <style:graphic-properties draw:textarea-horizontal-align="justify" draw:textarea-vertical-align="middle" draw:auto-grow-height="false" fo:min-height="4.55cm" fo:min-width="5.9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1.094cm" fo:min-width="0.986cm"/>
    </style:style>
    <style:style style:name="P1" style:family="paragraph">
      <style:paragraph-properties fo:text-align="center"/>
      <style:text-properties style:font-name="Meiryo UI" style:font-name-asian="Meiryo UI"/>
    </style:style>
    <style:style style:name="P2" style:family="paragraph">
      <style:paragraph-properties fo:text-align="center"/>
    </style:style>
    <style:style style:name="T1" style:family="text">
      <style:text-properties style:font-name="Meiryo UI" style:font-name-asian="Meiryo U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5cm" svg:height="4.8cm" svg:x="8.5cm" svg:y="5.2cm">
          <text:p text:style-name="P1"><text:span text:style-name="T1">アプリ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.4cm" svg:height="4.8cm" svg:x="16.7cm" svg:y="5.2cm">
          <text:p text:style-name="P1">サーバ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3.5cm" svg:y1="7.6cm" svg:x2="16.7cm" svg:y2="7.6cm" draw:start-shape="id1" draw:start-glue-point="1" draw:end-shape="id2" draw:end-glue-point="3" svg:d="M13500 7600h3200" svg:viewBox="0 0 3201 1">
          <text:p/>
        </draw:connector>
        <draw:frame draw:style-name="gr4" draw:text-style-name="P2" draw:layer="layout" svg:width="1.549cm" svg:height="3.196cm" svg:x="21.2cm" svg:y="7.604cm">
          <draw:image xlink:href="Pictures/10000201000000A300000165F77764C118789A72.png" xlink:type="simple" xlink:show="embed" xlink:actuate="onLoad" loext:mime-type="image/png">
            <text:p/>
          </draw:image>
        </draw:frame>
        <draw:custom-shape draw:style-name="gr5" draw:text-style-name="P2" draw:layer="layout" svg:width="2.1cm" svg:height="1.9cm" svg:x="4.7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iryo UI" svg:font-family="'Meiryo U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12:39:10.605000000</meta:creation-date>
    <dc:date>2019-02-10T12:54:41.873000000</dc:date>
    <meta:editing-duration>PT5M21S</meta:editing-duration>
    <meta:editing-cycles>1</meta:editing-cycles>
    <meta:document-statistic meta:object-count="5"/>
    <meta:generator>LibreOffice/6.2.0.3$Windows_X86_64 LibreOffice_project/98c6a8a1c6c7b144ce3cc729e34964b47ce25d62</meta:generator>
  </office:meta>
</office:document-meta>
</file>